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B0000012F16C69037.jpg"/>
  <manifest:file-entry manifest:media-type="image/jpeg" manifest:full-path="Pictures/10000000000000DC000000E40372470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libri" svg:font-family="Colibri"/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7.699cm"/>
    </style:style>
    <style:style style:name="Tableau1.B" style:family="table-column">
      <style:table-column-properties style:column-width="9.313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986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154cm"/>
    </style:style>
    <style:style style:name="Tableau2.D" style:family="table-column">
      <style:table-column-properties style:column-width="4.419cm"/>
    </style:style>
    <style:style style:name="Tableau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cccccc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.931cm"/>
    </style:style>
    <style:style style:name="Tableau3.B" style:family="table-column">
      <style:table-column-properties style:column-width="3.466cm"/>
    </style:style>
    <style:style style:name="Tableau3.C" style:family="table-column">
      <style:table-column-properties style:column-width="2.117cm"/>
    </style:style>
    <style:style style:name="Tableau3.D" style:family="table-column">
      <style:table-column-properties style:column-width="2.725cm"/>
    </style:style>
    <style:style style:name="Tableau3.E" style:family="table-column">
      <style:table-column-properties style:column-width="1.27cm"/>
    </style:style>
    <style:style style:name="Tableau3.F" style:family="table-column">
      <style:table-column-properties style:column-width="1.693cm"/>
    </style:style>
    <style:style style:name="Tableau3.G" style:family="table-column">
      <style:table-column-properties style:column-width="2.17cm"/>
    </style:style>
    <style:style style:name="Tableau3.H" style:family="table-column">
      <style:table-column-properties style:column-width="1.64cm"/>
    </style:style>
    <style:style style:name="Tableau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H1" style:family="table-cell">
      <style:table-cell-properties fo:background-color="#cccccc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3.C3" style:family="table-cell">
      <style:table-cell-properties fo:padding="0.097cm" fo:border-left="0.002cm solid #000000" fo:border-right="none" fo:border-top="none" fo:border-bottom="0.002cm solid #000000"/>
    </style:style>
    <style:style style:name="Tableau3.H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" style:family="table">
      <style:table-properties style:width="17.013cm" fo:margin-left="0.011cm" table:align="left"/>
    </style:style>
    <style:style style:name="Tableau4.A" style:family="table-column">
      <style:table-column-properties style:column-width="11.827cm"/>
    </style:style>
    <style:style style:name="Tableau4.B" style:family="table-column">
      <style:table-column-properties style:column-width="2.699cm"/>
    </style:style>
    <style:style style:name="Tableau4.C" style:family="table-column">
      <style:table-column-properties style:column-width="2.487cm"/>
    </style:style>
    <style:style style:name="Tableau4.A1" style:family="table-cell">
      <style:table-cell-properties fo:background-color="transparent" fo:padding="0.097cm" fo:border="none">
        <style:background-image/>
      </style:table-cell-properties>
    </style:style>
    <style:style style:name="Tableau4.B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padding="0.097cm" fo:border="0.002cm solid #000000"/>
    </style:style>
    <style:style style:name="Tableau4.B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bold" style:font-size-asian="10pt" style:font-weight-asian="bold" style:font-name-complex="Arial" style:font-size-complex="10pt"/>
    </style:style>
    <style:style style:name="P2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style:paragraph-properties fo:margin-left="1.251cm" fo:margin-right="1.27cm" fo:text-align="start" style:justify-single-word="false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style:font-size-asian="10pt" style:font-size-complex="10pt"/>
    </style:style>
    <style:style style:name="P6" style:family="paragraph" style:parent-style-name="Footer">
      <style:text-properties fo:language="zxx" fo:country="none" style:language-asian="zxx" style:country-asian="none"/>
    </style:style>
    <style:style style:name="P7" style:family="paragraph" style:parent-style-name="Footer">
      <style:paragraph-properties fo:margin-left="2.501cm" fo:margin-right="0cm" fo:line-height="110%" fo:text-align="start" style:justify-single-word="false" fo:text-indent="0cm" style:auto-text-indent="false"/>
    </style:style>
    <style:style style:name="P8" style:family="paragraph" style:parent-style-name="Standard">
      <style:paragraph-properties fo:margin-left="3.752cm" fo:margin-right="1.27cm" fo:text-align="start" style:justify-single-word="false" fo:text-indent="-1.251cm" style:auto-text-indent="false"/>
    </style:style>
    <style:style style:name="P9" style:family="paragraph" style:parent-style-name="Standard">
      <style:paragraph-properties fo:margin-left="2.501cm" fo:margin-right="1.27cm" fo:text-align="start" style:justify-single-word="false" fo:text-indent="0cm" style:auto-text-indent="false"/>
    </style:style>
    <style:style style:name="P10" style:family="paragraph" style:parent-style-name="Footer">
      <style:paragraph-properties fo:margin-left="0cm" fo:margin-right="-1.005cm" fo:line-height="110%" fo:text-align="center" style:justify-single-word="false" fo:text-indent="0cm" style:auto-text-indent="false"/>
    </style:style>
    <style:style style:name="P11" style:family="paragraph" style:parent-style-name="Standard">
      <style:text-properties fo:color="#cccccc" style:font-name="Arial Black" fo:font-size="16pt" style:font-size-asian="16pt" style:font-size-complex="16pt"/>
    </style:style>
    <style:style style:name="P12" style:family="paragraph" style:parent-style-name="Standard">
      <style:text-properties style:font-name="Calibri"/>
    </style:style>
    <style:style style:name="P13" style:family="paragraph" style:parent-style-name="Standard">
      <style:text-properties style:font-name="Calibri" fo:font-size="10pt" style:font-size-asian="10pt" style:font-size-complex="10pt"/>
    </style:style>
    <style:style style:name="P14" style:family="paragraph" style:parent-style-name="Standard">
      <style:text-properties fo:color="#000000" style:font-name="Calibri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margin-left="0cm" fo:margin-right="1.27cm" fo:text-indent="0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 fo:font-size="9pt" style:text-underline-style="none" style:font-size-asian="9pt" style:font-name-complex="Arial" style:font-size-complex="9pt"/>
    </style:style>
    <style:style style:name="P17" style:family="paragraph" style:parent-style-name="Standard">
      <style:paragraph-properties fo:margin-left="0cm" fo:margin-right="1.27cm" fo:text-align="end" style:justify-single-word="false" fo:text-indent="0cm" style:auto-text-indent="false"/>
      <style:text-properties style:font-name="Calibri" fo:font-size="9pt" style:text-underline-style="none" style:font-size-asian="9pt" style:font-name-complex="Arial" style:font-size-complex="9pt"/>
    </style:style>
    <style:style style:name="P18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P19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/>
    </style:style>
    <style:style style:name="P20" style:family="paragraph" style:parent-style-name="Table_20_Contents">
      <style:text-properties style:font-name="Calibri" fo:font-size="10pt" style:font-size-asian="10pt" style:font-name-complex="Arial" style:font-size-complex="10pt"/>
    </style:style>
    <style:style style:name="P21" style:family="paragraph" style:parent-style-name="Table_20_Contents">
      <style:text-properties style:font-name="Calibri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italic" style:font-size-asian="10pt" style:font-style-asian="italic" style:font-size-complex="10pt" style:font-style-complex="italic"/>
    </style:style>
    <style:style style:name="P28" style:family="paragraph" style:parent-style-name="Table_20_Contents">
      <style:paragraph-properties fo:text-align="end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29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t_20_-_20_Avec_20_Saut_20_de_20_page">
      <style:text-properties style:font-name="Calibri" fo:font-size="9pt" style:text-underline-style="none" style:font-size-asian="9pt" style:font-name-complex="Arial" style:font-size-complex="9pt"/>
    </style:style>
    <style:style style:name="T1" style:family="text">
      <style:text-properties fo:color="#1f497d" style:font-name="Arial" fo:font-size="9pt" fo:font-weight="bold" style:font-size-asian="9pt" style:font-weight-asian="bold" style:font-name-complex="Arial" style:font-size-complex="9pt"/>
    </style:style>
    <style:style style:name="T2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T3" style:family="text">
      <style:text-properties style:font-name="Arial" fo:font-size="7pt" style:font-size-asian="7pt" style:font-name-complex="Arial" style:font-size-complex="7pt"/>
    </style:style>
    <style:style style:name="T4" style:family="text">
      <style:text-properties style:font-name="Arial" fo:font-size="7pt" style:font-size-asian="7pt" style:font-size-complex="7pt"/>
    </style:style>
    <style:style style:name="T5" style:family="text">
      <style:text-properties style:font-name="Arial" fo:font-size="6pt" style:font-size-asian="6pt" style:font-name-complex="Arial" style:font-size-complex="6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font-size="10.5pt" style:font-size-asian="10.5pt" style:font-name-complex="Arial" style:font-size-complex="10.5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name-complex="Ari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libri"/>
    </style:style>
    <style:style style:name="T12" style:family="text">
      <style:text-properties style:font-name="Calibri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13" style:family="text">
      <style:text-properties style:font-name="Calibri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T14" style:family="text">
      <style:text-properties style:font-name="Calibri" fo:font-size="9pt" style:text-underline-style="none" style:font-size-asian="9pt" style:font-name-complex="Arial" style:font-size-complex="9pt"/>
    </style:style>
    <style:style style:name="T15" style:family="text">
      <style:text-properties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T16" style:family="text">
      <style:text-properties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rder in objects&quot;&gt;">Global Forloop...</text:text-input><text:span text:style-name="T6"><text:placeholder text:placeholder-type="text">&lt;setLang(order.partner_id.lang or 'fr_FR')&gt;</text:placeholder></text:span></text:p>
      <text:p text:style-name="P11"><text:text-input text:description="&lt;'DEVIS' if order.state == 'draft' else 'BON DE LOCATION'&gt;">TYPE</text:text-input> (<text:text-input text:description="&lt;order.ref&gt;">REFERENCE</text:text-input>)</text:p>
      <text:p text:style-name="P1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5"><text:span text:style-name="T10">Objet </text:span><text:span text:style-name="T8">: </text:span><text:span text:style-name="T8"><text:text-input text:description="&lt;order.description&gt;">Description</text:text-input></text:span></text:p>
          </table:table-cell>
          <table:table-cell table:style-name="Tableau1.A1" office:value-type="string">
            <text:p text:style-name="P5"><text:span text:style-name="T9"><text:tab/></text:span><text:span text:style-name="T9"><text:text-input text:description="&lt;order.partner_id.name&gt;">Customer</text:text-input></text:span></text:p>
            <text:p text:style-name="P4"><text:tab/><text:text-input text:description="&lt;order.partner_order_address_id.street&gt;">Address 1</text:text-input></text:p>
            <text:p text:style-name="P4"><text:text-input text:description="&lt;if test=&quot;order.partner_order_address_id.street2&quot;&gt;">If Address2:</text:text-input></text:p>
            <text:p text:style-name="P4"><text:tab/><text:text-input text:description="&lt;order.partner_order_address_id.street2&gt;">Address2</text:text-input></text:p>
            <text:p text:style-name="P4"><text:bookmark-start text:name="__DdeLink__330_1940669775"/><text:text-input text:description="&lt;/if&gt;">/If</text:text-input><text:bookmark-end text:name="__DdeLink__330_1940669775"/></text:p>
            <text:p text:style-name="P4"><text:tab/><text:text-input text:description="&lt;order.partner_order_address_id.zip&gt;">Zip</text:text-input> <text:text-input text:description="&lt;order.partner_order_address_id.city&gt;">City</text:text-input></text:p>
            <text:p text:style-name="P4"><text:text-input text:description="&lt;if test=&quot;order.partner_order_address_id.country_id&quot;&gt;">If Country:</text:text-input></text:p>
            <text:p text:style-name="P4"><text:tab/><text:text-input text:description="&lt;order.partner_order_address_id.country_id.name&gt;">Country</text:text-input></text:p>
            <text:p text:style-name="P4"><text:text-input text:description="&lt;/if&gt;">/If</text:text-input></text:p>
          </table:table-cell>
        </table:table-row>
        <table:table-row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4"><text:span text:style-name="T11">Saint Jacques de la lande</text:span> le <text:date style:data-style-name="N37" text:date-value="2011-04-13T13:50:38.99">13/04/11</text:date>,</text:p>
          </table:table-cell>
        </table:table-row>
      </table:table>
      <text:p text:style-name="P15"><text:tab/><text:span text:style-name="T8"> <text:s/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0">Client</text:p>
          </table:table-cell>
          <table:table-cell table:style-name="Tableau2.A1" office:value-type="string">
            <text:p text:style-name="P20">Suivi par</text:p>
          </table:table-cell>
          <table:table-cell table:style-name="Tableau2.A1" office:value-type="string">
            <text:p text:style-name="P20">Sortie matériel</text:p>
          </table:table-cell>
          <table:table-cell table:style-name="Tableau2.D1" office:value-type="string">
            <text:p text:style-name="P20">Location</text:p>
          </table:table-cell>
        </table:table-row>
        <table:table-row>
          <table:table-cell table:style-name="Tableau2.A2" office:value-type="string">
            <text:p text:style-name="P20"><text:text-input text:description="&lt;order.partner_id.name&gt;">Name</text:text-input></text:p>
            <text:p text:style-name="P20"><text:text-input text:description="&lt;if test=&quot;order.partner_id.ref&quot;&gt;">If Ref:</text:text-input><text:text-input text:description="&lt;order.partner_id.ref&gt;">Ref</text:text-input><text:text-input text:description="&lt;/if&gt;">/If</text:text-input></text:p>
          </table:table-cell>
          <table:table-cell table:style-name="Tableau2.A2" office:value-type="string">
            <text:p text:style-name="P20"><text:text-input text:description="&lt;order.salesman.name&gt;">Vendor</text:text-input></text:p>
          </table:table-cell>
          <table:table-cell table:style-name="Tableau2.A2" office:value-type="string">
            <text:p text:style-name="P20">Du : <text:text-input text:description="&lt;format_datetime(order.date_out_shipping)&gt;">Shipping Date</text:text-input></text:p>
            <text:p text:style-name="P20">Au : <text:text-input text:description="&lt;format_datetime(order.date_end_rent)&gt;">Rent End Date</text:text-input></text:p>
          </table:table-cell>
          <table:table-cell table:style-name="Tableau2.D2" office:value-type="string">
            <text:p text:style-name="P20">Du : <text:bookmark-start text:name="__DdeLink__7864_122193553"/><text:text-input text:description="&lt;format_datetime(order.date_begin_rent)&gt;">Rent Begin Date</text:text-input><text:bookmark-end text:name="__DdeLink__7864_122193553"/></text:p>
            <text:p text:style-name="P20">Au : <text:text-input text:description="&lt;format_datetime(order.date_end_rent)&gt;">Rent End Date</text:text-input></text:p>
          </table:table-cell>
        </table:table-row>
      </table:table>
      <text:p text:style-name="P4"/>
      <text:p text:style-name="P4">Durée de la location : <text:text-input text:description="&lt;formatLang(order.rent_duration)&gt;">Duration</text:text-input> <text:text-input text:description="&lt;get_selection_item(order,'rent_duration_unity')&gt;">Unity</text:text-input></text:p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>
          <table:table-cell table:style-name="Tableau3.A1" office:value-type="string">
            <text:p text:style-name="P22">REF</text:p>
          </table:table-cell>
          <table:table-cell table:style-name="Tableau3.A1" office:value-type="string">
            <text:p text:style-name="P22">Produit</text:p>
          </table:table-cell>
          <table:table-cell table:style-name="Tableau3.A1" office:value-type="string">
            <text:p text:style-name="P22">Qté</text:p>
          </table:table-cell>
          <table:table-cell table:style-name="Tableau3.A1" office:value-type="string">
            <text:p text:style-name="P22">Prix unit/Jr</text:p>
          </table:table-cell>
          <table:table-cell table:style-name="Tableau3.A1" office:value-type="string">
            <text:p text:style-name="P22">Coeff</text:p>
          </table:table-cell>
          <table:table-cell table:style-name="Tableau3.A1" office:value-type="string">
            <text:p text:style-name="P22">Rem (%)</text:p>
          </table:table-cell>
          <table:table-cell table:style-name="Tableau3.A1" office:value-type="string">
            <text:p text:style-name="P22">Montant HT</text:p>
          </table:table-cell>
          <table:table-cell table:style-name="Tableau3.H1" office:value-type="string">
            <text:p text:style-name="P22">TVA</text:p>
          </table:table-cell>
        </table:table-row>
        <table:table-row>
          <table:table-cell table:style-name="Tableau3.A2" table:number-columns-spanned="8" office:value-type="string">
            <text:p text:style-name="P21"><text:text-input text:description="&lt;for each=&quot;line in order.rent_line_ids&quot;&gt;">For each line: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3" office:value-type="string">
            <text:p text:style-name="P23"><text:text-input text:description="&lt;line.product_id.default_code&gt;">REF</text:text-input></text:p>
          </table:table-cell>
          <table:table-cell table:style-name="Tableau3.A3" office:value-type="string">
            <text:p text:style-name="P23"><text:text-input text:description="&lt;line.product_id.name&gt;">Name</text:text-input></text:p>
          </table:table-cell>
          <table:table-cell table:style-name="Tableau3.C3" office:value-type="string">
            <text:p text:style-name="P24"><text:text-input text:description="&lt;formatLang(line.quantity)&gt;">Qty</text:text-input></text:p>
          </table:table-cell>
          <table:table-cell table:style-name="Tableau3.A3" office:value-type="string">
            <text:p text:style-name="P28"><text:text-input text:description="&lt;formatLang(line.unit_price)&gt;">Price</text:text-input>€</text:p>
          </table:table-cell>
          <table:table-cell table:style-name="Tableau3.C3" office:value-type="string">
            <text:p text:style-name="P24"><text:text-input text:description="&lt;formatLang(line.coeff)&gt;">Coeff</text:text-input></text:p>
          </table:table-cell>
          <table:table-cell table:style-name="Tableau3.A3" office:value-type="string">
            <text:p text:style-name="P28"><text:text-input text:description="&lt;formatLang(line.discount)&gt;">%</text:text-input>%</text:p>
          </table:table-cell>
          <table:table-cell table:style-name="Tableau3.C3" office:value-type="string">
            <text:p text:style-name="P24"><text:text-input text:description="&lt;formatLang(line.line_price)&gt;">Total</text:text-input>€</text:p>
          </table:table-cell>
          <table:table-cell table:style-name="Tableau3.H3" office:value-type="string">
            <text:p text:style-name="P29"><text:text-input text:description="&lt;', '.join([formatLang(tax.amount*100.0) for tax in line.tax_ids])&gt;">Tax</text:text-input>%</text:p>
          </table:table-cell>
        </table:table-row>
        <table:table-row>
          <table:table-cell table:style-name="Tableau3.A4" table:number-columns-spanned="8" office:value-type="string">
            <text:p text:style-name="P23"><text:text-input text:description="&lt;if test=&quot;line.notes&quot;&gt;">If 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4" table:number-columns-spanned="8" office:value-type="string">
            <text:p text:style-name="P27"><text:text-input text:description="&lt;line.notes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4" table:number-columns-spanned="8" office:value-type="string">
            <text:p text:style-name="P23"><text:text-input text:description="&lt;/if&gt;">/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8" office:value-type="string">
            <text:p text:style-name="P21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table:number-rows-spanned="4" office:value-type="string">
            <text:p text:style-name="P30"><text:text-input text:description="&lt;order.notes&gt;">Order Notes</text:text-input></text:p>
          </table:table-cell>
          <table:table-cell table:style-name="Tableau4.B1" office:value-type="string">
            <text:p text:style-name="P26">Total HT</text:p>
          </table:table-cell>
          <table:table-cell table:style-name="Tableau4.C1" office:value-type="string">
            <text:p text:style-name="P24"><text:text-input text:description="&lt;formatLang(order.total_with_discount)&gt;">Total</text:text-input>€</text:p>
          </table:table-cell>
        </table:table-row>
        <table:table-row>
          <table:covered-table-cell/>
          <table:table-cell table:style-name="Tableau4.B2" office:value-type="string">
            <text:p text:style-name="P26">Total Taxes</text:p>
          </table:table-cell>
          <table:table-cell table:style-name="Tableau4.C2" office:value-type="string">
            <text:p text:style-name="P24"><text:text-input text:description="&lt;formatLang(order.total_taxes_with_discount)&gt;">Total Taxes</text:text-input>€</text:p>
          </table:table-cell>
        </table:table-row>
        <table:table-row>
          <table:covered-table-cell/>
          <table:table-cell table:style-name="Tableau4.B2" office:value-type="string">
            <text:p text:style-name="P26">Total TTC</text:p>
          </table:table-cell>
          <table:table-cell table:style-name="Tableau4.C2" office:value-type="string">
            <text:p text:style-name="P24"><text:bookmark-start text:name="__DdeLink__20907_122193553"/><text:text-input text:description="&lt;formatLang(order.total_with_taxes_with_discount)&gt;">Total Taxed</text:text-input>€<text:bookmark-end text:name="__DdeLink__20907_122193553"/></text:p>
          </table:table-cell>
        </table:table-row>
        <table:table-row>
          <table:covered-table-cell/>
          <table:table-cell table:style-name="Tableau4.B2" office:value-type="string">
            <text:p text:style-name="P25">Net à régler</text:p>
          </table:table-cell>
          <table:table-cell table:style-name="Tableau4.C2" office:value-type="string">
            <text:p text:style-name="P24"><text:text-input text:description="&lt;formatLang(order.total_with_taxes_with_discount)&gt;">Total Taxed</text:text-input>€</text:p>
          </table:table-cell>
        </table:table-row>
      </table:table>
      <text:p text:style-name="P12"/>
      <text:p text:style-name="P13">Valeur estimée du materiel : <text:text-input text:description="&lt;o.total_products_buy_price&gt;">Estimated Price</text:text-input>€</text:p>
      <text:p text:style-name="P18"/>
      <text:p text:style-name="P19"><text:span text:style-name="T15">Permanence Technique 24h/24-7j/7</text:span><text:span text:style-name="T16">: Jeff 0625446757 ou Seb 06 09 68 32 26</text:span></text:p>
      <text:p text:style-name="P16"/>
      <text:p text:style-name="P16"><text:soft-page-break/></text:p>
      <text:p text:style-name="P17">Nous vous remercions de la confiance que vous nous accordez.</text:p>
      <text:p text:style-name="P16"/>
      <text:p text:style-name="P16"/>
      <text:p text:style-name="Standart_20_-_20_Avec_20_Saut_20_de_20_page"><text:span text:style-name="T12">Pénalité pour retard de paiement </text:span><text:span text:style-name="T13">: </text:span><text:span text:style-name="T12">Taux légal x </text:span><text:span text:style-name="T14">1,5</text:span></text:p>
      <text:p text:style-name="P31"><text:text-input text:description="&lt;/for&gt;">/Global For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libri" svg:font-family="Colibri"/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t_20_-_20_Avec_20_Saut_20_de_20_page" style:display-name="Standart - Avec Saut de page" style:family="paragraph" style:parent-style-name="Standard" style:next-style-name="Standard" style:class="text" style:master-page-name="">
      <style:paragraph-properties style:page-number="auto" fo:break-after="page"/>
    </style:style>
    <style:style style:name="默认段落字体1" style:family="text"/>
    <style:style style:name="copyr" style:family="text" style:parent-style-name="默认段落字体1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bold" style:font-size-asian="10pt" style:font-weight-asian="bold" style:font-name-complex="Arial" style:font-size-complex="10pt"/>
    </style:style>
    <style:style style:name="MP2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MP3" style:family="paragraph" style:parent-style-name="Standard">
      <style:paragraph-properties fo:margin-left="1.251cm" fo:margin-right="1.27cm" fo:text-align="start" style:justify-single-word="false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MP4" style:family="paragraph" style:parent-style-name="Footer">
      <style:text-properties fo:language="zxx" fo:country="none" style:language-asian="zxx" style:country-asian="none"/>
    </style:style>
    <style:style style:name="MP5" style:family="paragraph" style:parent-style-name="Footer">
      <style:paragraph-properties fo:margin-left="2.501cm" fo:margin-right="0cm" fo:line-height="110%" fo:text-align="start" style:justify-single-word="false" fo:text-indent="0cm" style:auto-text-indent="false"/>
    </style:style>
    <style:style style:name="MP6" style:family="paragraph" style:parent-style-name="Standard">
      <style:paragraph-properties fo:margin-left="3.752cm" fo:margin-right="1.27cm" fo:text-align="start" style:justify-single-word="false" fo:text-indent="-1.251cm" style:auto-text-indent="false"/>
    </style:style>
    <style:style style:name="MP7" style:family="paragraph" style:parent-style-name="Standard">
      <style:paragraph-properties fo:margin-left="2.501cm" fo:margin-right="1.27cm" fo:text-align="start" style:justify-single-word="false" fo:text-indent="0cm" style:auto-text-indent="false"/>
    </style:style>
    <style:style style:name="MP8" style:family="paragraph" style:parent-style-name="Footer">
      <style:paragraph-properties fo:margin-left="0cm" fo:margin-right="-1.005cm" fo:line-height="110%" fo:text-align="center" style:justify-single-word="false" fo:text-indent="0cm" style:auto-text-indent="false"/>
    </style:style>
    <style:style style:name="MT1" style:family="text">
      <style:text-properties fo:color="#1f497d" style:font-name="Arial" fo:font-size="9pt" fo:font-weight="bold" style:font-size-asian="9pt" style:font-weight-asian="bold" style:font-name-complex="Arial" style:font-size-complex="9pt"/>
    </style:style>
    <style:style style:name="MT2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MT3" style:family="text">
      <style:text-properties style:font-name="Arial" fo:font-size="7pt" style:font-size-asian="7pt" style:font-name-complex="Arial" style:font-size-complex="7pt"/>
    </style:style>
    <style:style style:name="MT4" style:family="text">
      <style:text-properties fo:font-size="10.5pt" style:font-size-asian="10.5pt" style:font-name-complex="Arial" style:font-size-complex="10.5pt"/>
    </style:style>
    <style:style style:name="MT5" style:family="text">
      <style:text-properties style:font-name="Arial" fo:font-size="7pt" style:font-size-asian="7pt" style:font-size-complex="7pt"/>
    </style:style>
    <style:style style:name="MT6" style:family="text">
      <style:text-properties style:font-name="Arial" fo:font-size="6pt" style:font-size-asian="6pt" style:font-name-complex="Arial" style:font-size-complex="6pt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2" text:anchor-type="paragraph" svg:x="10.901cm" svg:y="-0.302cm" svg:width="6.054cm" svg:height="2.565cm" draw:z-index="2"><draw:image xlink:href="Pictures/10000000000002CB0000012F16C69037.jpg" xlink:type="simple" xlink:show="embed" xlink:actuate="onLoad"/></draw:frame></text:p>
        <text:p text:style-name="MP1">RTZ EVENEMENT</text:p>
        <text:p text:style-name="MP2">9 rue Henri Pollès</text:p>
        <text:p text:style-name="MP2">ZA Mivoie</text:p>
        <text:p text:style-name="MP3">35136 Saint Jacques de la lande</text:p>
        <text:p text:style-name="MP3">02 99 35 26 61</text:p>
      </style:header>
      <style:footer>
        <text:p text:style-name="MP4"><text:span text:style-name="copyr"><text:span text:style-name="MT1"/></text:span></text:p>
        <text:p text:style-name="Footer"><text:span text:style-name="copyr"><text:span text:style-name="MT1"><text:s text:c="17"/><text:tab/></text:span></text:span><text:span text:style-name="copyr"><text:span text:style-name="MT2">http://www.rtzevenement.fr</text:span></text:span></text:p>
        <text:p text:style-name="Footer"><draw:frame draw:style-name="Mfr2" draw:name="images1" text:anchor-type="paragraph" svg:x="0.148cm" svg:y="0.279cm" svg:width="1.863cm" svg:height="1.93cm" draw:z-index="5"><draw:image xlink:href="Pictures/10000000000000DC000000E403724705.jpg" xlink:type="simple" xlink:show="embed" xlink:actuate="onLoad"/></draw:frame><text:span text:style-name="copyr"><text:span text:style-name="MT2"/></text:span></text:p>
        <text:p text:style-name="MP5"><text:span text:style-name="copyr"><text:span text:style-name="MT3">SARL au capital de 10 000€ - Numéro de Siret: 512 038 027 00011 RCS Rennes</text:span></text:span></text:p>
        <text:p text:style-name="MP5"><text:span text:style-name="copyr"><text:span text:style-name="MT3">Siège social: 4 rue Jacques Cartier - 35131 Chartres de Bretagne</text:span></text:span></text:p>
        <text:p text:style-name="MP6"><text:span text:style-name="copyr"><text:span text:style-name="MT3">Adresse commerciale :</text:span></text:span><text:span text:style-name="MT4"> </text:span><text:span text:style-name="copyr"><text:span text:style-name="MT5">9, rue Henri Pollès - 35136 St Jacques de la Lande</text:span></text:span></text:p>
        <text:p text:style-name="MP7"><text:span text:style-name="copyr"><text:span text:style-name="MT5">Tél /Fax: 02 99 35 26 61 – Email : contact@rtzevenement.fr</text:span></text:span><text:span text:style-name="MT4"> </text:span></text:p>
        <text:p text:style-name="MP5"><text:span text:style-name="copyr"><text:span text:style-name="MT3">Code APE: 9002Z - <text:s/>N° TVA: FR7451203802700029</text:span></text:span></text:p>
        <text:p text:style-name="MP5"><text:span text:style-name="copyr"><text:span text:style-name="MT3"/></text:span></text:p>
        <text:p text:style-name="MP8"><text:span text:style-name="copyr"><text:span text:style-name="MT6">Offre soumise aux conditions générales de location disponibles sur demande RIB: Société Générale 30003 01713 00020040903 81 RENNES LE COLOMBIER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baut DIRLIK</meta:initial-creator>
    <meta:creation-date>2011-04-06T09:40:32</meta:creation-date>
    <dc:date>2011-04-13T13:50:38</dc:date>
    <dc:creator>Thibaut </dc:creator>
    <meta:editing-duration>PT5H50M12S</meta:editing-duration>
    <meta:editing-cycles>131</meta:editing-cycles>
    <meta:generator>LibreOffice/3.3$Linux LibreOffice_project/330m19$Build-202</meta:generator>
    <meta:document-statistic meta:table-count="4" meta:image-count="2" meta:object-count="0" meta:page-count="3" meta:paragraph-count="73" meta:word-count="250" meta:character-count="1420"/>
  </office:meta>
</office:document-meta>
</file>